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100859" officeooo:paragraph-rsid="00100859"/>
    </style:style>
    <style:style style:name="P2" style:family="paragraph" style:parent-style-name="Standard" style:list-style-name="L1">
      <style:text-properties officeooo:rsid="00100859" officeooo:paragraph-rsid="00100859"/>
    </style:style>
    <style:style style:name="P3" style:family="paragraph" style:parent-style-name="Standard" style:list-style-name="L1">
      <style:text-properties officeooo:rsid="00100859" officeooo:paragraph-rsid="00106d62"/>
    </style:style>
    <style:style style:name="T1" style:family="text">
      <style:text-properties officeooo:rsid="0011ca8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DUINO on Manjaro Linux</text:p>
      <text:list xml:id="list2285138344399583254" text:style-name="L1">
        <text:list-item>
          <text:p text:style-name="P2">Downlad Arduino IDE</text:p>
        </text:list-item>
        <text:list-item>
          <text:p text:style-name="P2">unpack archve</text:p>
          <text:p text:style-name="P1"><text:tab/>tar xf arduino*.tar.xz <text:s text:c="8"/><text:span text:style-name="T1">(t</text:span>ar xf rozpakuje wszysto<text:span text:style-name="T1">)</text:span></text:p>
        </text:list-item>
        <text:list-item>
          <text:p text:style-name="P2">zaintaluje: aur/libtinfo <text:s/>oraz <text:s text:c="2"/>aur/ncurses5-compat-libs</text:p>
        </text:list-item>
        <text:list-item>
          <text:p text:style-name="P3">Pozwól użytkownikowi dziłać:</text:p>
          <text:p text:style-name="P3"><text:tab/>sudo usermod -a -G uucp,lock kaks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7:06:59.258533767</meta:creation-date>
    <dc:date>2017-03-03T17:12:16.783904911</dc:date>
    <meta:editing-duration>PT5M21S</meta:editing-duration>
    <meta:editing-cycles>3</meta:editing-cycles>
    <meta:generator>LibreOffice/5.2.5.1$Linux_X86_64 LibreOffice_project/20m0$Build-1</meta:generator>
    <meta:document-statistic meta:table-count="0" meta:image-count="0" meta:object-count="0" meta:page-count="1" meta:paragraph-count="7" meta:word-count="33" meta:character-count="243" meta:non-whitespace-character-count="208"/>
  </office:meta>
</office:document-meta>
</file>